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039cm" svg:height="15.771cm" svg:x="2.248cm" svg:y="2.384cm">
            <draw:object draw:notify-on-update-of-ranges="Sheet1.A1:Sheet1.B1 Sheet1.A2:Sheet1.B3 Sheet1.C1:Sheet1.C1 Sheet1.C2:Sheet1.C3 Sheet1.D1:Sheet1.D1 Sheet1.D2:Sheet1.D3 Sheet1.E1:Sheet1.E1 Sheet1.E2:Sheet1.E3 Sheet1.F1:Sheet1.F1 Sheet1.F2:Sheet1.F3 Sheet1.G1:Sheet1.G1 Sheet1.G2:Sheet1.G3 Sheet1.H1:Sheet1.H1 Sheet1.H2:Sheet1.H3 Sheet1.I1:Sheet1.I1 Sheet1.I2:Sheet1.I3 Sheet1.J1:Sheet1.J1 Sheet1.J2:Sheet1.J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4.615cm" svg:height="13.075cm" svg:x="6.966cm" svg:y="28.846cm">
            <draw:object draw:notify-on-update-of-ranges="Sheet1.A59:Sheet1.A59 Sheet1.A60:Sheet1.A61 Sheet1.B59:Sheet1.B59 Sheet1.B60:Sheet1.B61 Sheet1.C59:Sheet1.C59 Sheet1.C60:Sheet1.C61 Sheet1.D59:Sheet1.D59 Sheet1.D60:Sheet1.D61 Sheet1.E59:Sheet1.E59 Sheet1.E60:Sheet1.E61 Sheet1.F59:Sheet1.F59 Sheet1.F60:Sheet1.F61 Sheet1.G59:Sheet1.G59 Sheet1.G60:Sheet1.G61 Sheet1.H59:Sheet1.H59 Sheet1.H60:Sheet1.H61 Sheet1.I59:Sheet1.I59 Sheet1.I60:Sheet1.I61 Sheet1.J59:Sheet1.J59 Sheet1.J60:Sheet1.J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sdf" draw:style-name="gr1" draw:text-style-name="P1" svg:width="29.406cm" svg:height="16.513cm" svg:x="6.746cm" svg:y="43.635cm">
            <draw:object draw:notify-on-update-of-ranges="Sheet1.A1:Sheet1.A1 Sheet1.B1:Sheet1.B1 Sheet1.C1:Sheet1.C1 Sheet1.D1:Sheet1.D1 Sheet1.E1:Sheet1.E1 Sheet1.F1:Sheet1.F1 Sheet1.G1:Sheet1.G1 Sheet1.H1:Sheet1.H1 Sheet1.I1:Sheet1.I1 Sheet1.J1:Sheet1.J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doubles</svg:title>
          </draw:frame>
          <draw:frame draw:z-index="3" draw:style-name="gr1" draw:text-style-name="P1" svg:width="22.302cm" svg:height="12.359cm" svg:x="4.598cm" svg:y="64.639cm">
            <draw:object draw:notify-on-update-of-ranges="Sheet1.A137:Sheet1.A137 Sheet1.A138:Sheet1.A139 Sheet1.B137:Sheet1.B137 Sheet1.B138:Sheet1.B139 Sheet1.C137:Sheet1.C137 Sheet1.C138:Sheet1.C139 Sheet1.D137:Sheet1.D137 Sheet1.D138:Sheet1.D139 Sheet1.E137:Sheet1.E137 Sheet1.E138:Sheet1.E139 Sheet1.F137:Sheet1.F137 Sheet1.F138:Sheet1.F139 Sheet1.G137:Sheet1.G137 Sheet1.G138:Sheet1.G139 Sheet1.H137:Sheet1.H137 Sheet1.H138:Sheet1.H139 Sheet1.I137:Sheet1.I137 Sheet1.I138:Sheet1.I139 Sheet1.J137:Sheet1.J137 Sheet1.J138:Sheet1.J1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rray dimensions</text:p>
          </table:table-cell>
          <table:table-cell office:value-type="string" calcext:value-type="string">
            <text:p>64*64</text:p>
          </table:table-cell>
          <table:table-cell office:value-type="string" calcext:value-type="string">
            <text:p>128*128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512*512</text:p>
          </table:table-cell>
          <table:table-cell office:value-type="string" calcext:value-type="string">
            <text:p>1024*1024</text:p>
          </table:table-cell>
          <table:table-cell office:value-type="string" calcext:value-type="string">
            <text:p>2048*2048</text:p>
          </table:table-cell>
          <table:table-cell office:value-type="string" calcext:value-type="string">
            <text:p>4096*4096</text:p>
          </table:table-cell>
          <table:table-cell office:value-type="string" calcext:value-type="string">
            <text:p>8192*8192</text:p>
          </table:table-cell>
          <table:table-cell office:value-type="string" calcext:value-type="string">
            <text:p>16384*16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0.001516</text:p>
          </table:table-cell>
          <table:table-cell office:value-type="string" calcext:value-type="string">
            <text:p>0.0062</text:p>
          </table:table-cell>
          <table:table-cell office:value-type="float" office:value="0.024969" calcext:value-type="float">
            <text:p>0,024969</text:p>
          </table:table-cell>
          <table:table-cell office:value-type="float" office:value="0.102394" calcext:value-type="float">
            <text:p>0,102394</text:p>
          </table:table-cell>
          <table:table-cell office:value-type="float" office:value="0.42754" calcext:value-type="float">
            <text:p>0,42754</text:p>
          </table:table-cell>
          <table:table-cell office:value-type="float" office:value="2.095056" calcext:value-type="float">
            <text:p>2,095056</text:p>
          </table:table-cell>
          <table:table-cell office:value-type="float" office:value="9.020222" calcext:value-type="float">
            <text:p>9,020222</text:p>
          </table:table-cell>
          <table:table-cell office:value-type="float" office:value="35.850395" calcext:value-type="float">
            <text:p>35,850395</text:p>
          </table:table-cell>
          <table:table-cell office:value-type="float" office:value="145.104736" calcext:value-type="float">
            <text:p>145,104736</text:p>
          </table:table-cell>
          <table:table-cell table:style-name="ce1" office:value-type="string" calcext:value-type="string">
            <text:p>erwtima 5b</text:p>
          </table:table-cell>
          <table:table-cell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0.000276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0.001386" calcext:value-type="float">
            <text:p>0,001386</text:p>
          </table:table-cell>
          <table:table-cell office:value-type="float" office:value="0.004889" calcext:value-type="float">
            <text:p>0,004889</text:p>
          </table:table-cell>
          <table:table-cell office:value-type="float" office:value="0.017467" calcext:value-type="float">
            <text:p>0,017467</text:p>
          </table:table-cell>
          <table:table-cell office:value-type="float" office:value="0.065597" calcext:value-type="float">
            <text:p>0,065597</text:p>
          </table:table-cell>
          <table:table-cell office:value-type="float" office:value="0.256071" calcext:value-type="float">
            <text:p>0,256071</text:p>
          </table:table-cell>
          <table:table-cell office:value-type="float" office:value="0.889197" calcext:value-type="float">
            <text:p>0,889197</text:p>
          </table:table-cell>
          <table:table-cell office:value-type="float" office:value="3.420539" calcext:value-type="float">
            <text:p>3,420539</text:p>
          </table:table-cell>
          <table:table-cell table:number-columns-repeated="2"/>
        </table:table-row>
        <table:table-row table:style-name="ro1" table:number-rows-repeated="41">
          <table:table-cell table:number-columns-repeated="12"/>
        </table:table-row>
        <table:table-row table:style-name="ro3">
          <table:table-cell table:style-name="ce1" office:value-type="string" calcext:value-type="string">
            <text:p>ervtima 5a</text:p>
          </table:table-cell>
          <table:table-cell office:value-type="string" calcext:value-type="string">
            <text:p>filter radius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table:style-name="ce1" office:value-type="string" calcext:value-type="string">
            <text:p>ervtima 8a</text:p>
          </table:table-cell>
          <table:table-cell office:value-type="string" calcext:value-type="string">
            <text:p>filter radius</text:p>
          </table:table-cell>
          <table:table-cell office:value-type="string" calcext:value-type="string">
            <text:p>precisi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,6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,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rray dimensions</text:p>
          </table:table-cell>
          <table:table-cell office:value-type="string" calcext:value-type="string">
            <text:p>64*64</text:p>
          </table:table-cell>
          <table:table-cell office:value-type="string" calcext:value-type="string">
            <text:p>128*128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512*512</text:p>
          </table:table-cell>
          <table:table-cell office:value-type="string" calcext:value-type="string">
            <text:p>1024*1024</text:p>
          </table:table-cell>
          <table:table-cell office:value-type="string" calcext:value-type="string">
            <text:p>2048*2048</text:p>
          </table:table-cell>
          <table:table-cell office:value-type="string" calcext:value-type="string">
            <text:p>4096*4096</text:p>
          </table:table-cell>
          <table:table-cell office:value-type="string" calcext:value-type="string">
            <text:p>8192*8192</text:p>
          </table:table-cell>
          <table:table-cell office:value-type="string" calcext:value-type="string">
            <text:p>16384*16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float" office:value="0.001669" calcext:value-type="float">
            <text:p>0,001669</text:p>
          </table:table-cell>
          <table:table-cell office:value-type="float" office:value="0.006333" calcext:value-type="float">
            <text:p>0,006333</text:p>
          </table:table-cell>
          <table:table-cell office:value-type="float" office:value="0.025935" calcext:value-type="float">
            <text:p>0,025935</text:p>
          </table:table-cell>
          <table:table-cell office:value-type="float" office:value="0.101342" calcext:value-type="float">
            <text:p>0,101342</text:p>
          </table:table-cell>
          <table:table-cell office:value-type="float" office:value="0.525804" calcext:value-type="float">
            <text:p>0,525804</text:p>
          </table:table-cell>
          <table:table-cell office:value-type="float" office:value="2.299132" calcext:value-type="float">
            <text:p>2,299132</text:p>
          </table:table-cell>
          <table:table-cell office:value-type="float" office:value="9.259317" calcext:value-type="float">
            <text:p>9,259317</text:p>
          </table:table-cell>
          <table:table-cell office:value-type="float" office:value="37.123508" calcext:value-type="float">
            <text:p>37,123508</text:p>
          </table:table-cell>
          <table:table-cell office:value-type="float" office:value="148.475357" calcext:value-type="float">
            <text:p>148,475357</text:p>
          </table:table-cell>
          <table:table-cell table:style-name="ce2" office:value-type="string" calcext:value-type="string">
            <text:p>ervtima 6a</text:p>
          </table:table-cell>
          <table:table-cell/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000761" calcext:value-type="float">
            <text:p>0,000761</text:p>
          </table:table-cell>
          <table:table-cell office:value-type="float" office:value="0.002247" calcext:value-type="float">
            <text:p>0,002247</text:p>
          </table:table-cell>
          <table:table-cell office:value-type="float" office:value="0.007564" calcext:value-type="float">
            <text:p>0,007564</text:p>
          </table:table-cell>
          <table:table-cell office:value-type="float" office:value="0.026798" calcext:value-type="float">
            <text:p>0,026798</text:p>
          </table:table-cell>
          <table:table-cell office:value-type="float" office:value="0.10247" calcext:value-type="float">
            <text:p>0,10247</text:p>
          </table:table-cell>
          <table:table-cell office:value-type="float" office:value="0.38063" calcext:value-type="float">
            <text:p>0,38063</text:p>
          </table:table-cell>
          <table:table-cell office:value-type="float" office:value="1.28787" calcext:value-type="float">
            <text:p>1,28787</text:p>
          </table:table-cell>
          <table:table-cell office:value-type="float" office:value="6.173362" calcext:value-type="float">
            <text:p>6,173362</text:p>
          </table:table-cell>
          <table:table-cell table:number-columns-repeated="2"/>
        </table:table-row>
        <table:table-row table:style-name="ro1" table:number-rows-repeated="34">
          <table:table-cell table:number-columns-repeated="12"/>
        </table:table-row>
        <table:table-row table:style-name="ro2">
          <table:table-cell table:number-columns-repeated="5"/>
          <table:table-cell table:style-name="ce1" office:value-type="string" calcext:value-type="string">
            <text:p>floats</text:p>
          </table:table-cell>
          <table:table-cell table:number-columns-repeated="5"/>
          <table:table-cell table:style-name="ce1" office:value-type="string" calcext:value-type="string">
            <text:p>doubles</text:p>
          </table:table-cell>
        </table:table-row>
        <table:table-row table:style-name="ro1" table:number-rows-repeated="40">
          <table:table-cell table:number-columns-repeated="12"/>
        </table:table-row>
        <table:table-row table:style-name="ro1">
          <table:table-cell office:value-type="string" calcext:value-type="string">
            <text:p>array dimensions</text:p>
          </table:table-cell>
          <table:table-cell office:value-type="string" calcext:value-type="string">
            <text:p>64*64</text:p>
          </table:table-cell>
          <table:table-cell office:value-type="string" calcext:value-type="string">
            <text:p>128*128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512*512</text:p>
          </table:table-cell>
          <table:table-cell office:value-type="string" calcext:value-type="string">
            <text:p>1024*1024</text:p>
          </table:table-cell>
          <table:table-cell office:value-type="string" calcext:value-type="string">
            <text:p>2048*2048</text:p>
          </table:table-cell>
          <table:table-cell office:value-type="string" calcext:value-type="string">
            <text:p>4096*4096</text:p>
          </table:table-cell>
          <table:table-cell office:value-type="string" calcext:value-type="string">
            <text:p>8192*8192</text:p>
          </table:table-cell>
          <table:table-cell office:value-type="string" calcext:value-type="string">
            <text:p>16384*16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5382" calcext:value-type="float">
            <text:p>0,005382</text:p>
          </table:table-cell>
          <table:table-cell office:value-type="float" office:value="0.022996" calcext:value-type="float">
            <text:p>0,022996</text:p>
          </table:table-cell>
          <table:table-cell office:value-type="float" office:value="0.099084" calcext:value-type="float">
            <text:p>0,099084</text:p>
          </table:table-cell>
          <table:table-cell office:value-type="float" office:value="0.411961" calcext:value-type="float">
            <text:p>0,411961</text:p>
          </table:table-cell>
          <table:table-cell office:value-type="float" office:value="1.712085" calcext:value-type="float">
            <text:p>1,712085</text:p>
          </table:table-cell>
          <table:table-cell office:value-type="float" office:value="9.075999" calcext:value-type="float">
            <text:p>9,075999</text:p>
          </table:table-cell>
          <table:table-cell office:value-type="float" office:value="33.89698" calcext:value-type="float">
            <text:p>33,89698</text:p>
          </table:table-cell>
          <table:table-cell office:value-type="float" office:value="145.707169" calcext:value-type="float">
            <text:p>145,707169</text:p>
          </table:table-cell>
          <table:table-cell table:style-name="ce2" office:value-type="string" calcext:value-type="string">
            <text:p>ervtima 8b</text:p>
          </table:table-cell>
          <table:table-cell/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0.001205" calcext:value-type="float">
            <text:p>0,001205</text:p>
          </table:table-cell>
          <table:table-cell office:value-type="float" office:value="0.004042" calcext:value-type="float">
            <text:p>0,004042</text:p>
          </table:table-cell>
          <table:table-cell office:value-type="float" office:value="0.012735" calcext:value-type="float">
            <text:p>0,012735</text:p>
          </table:table-cell>
          <table:table-cell office:value-type="float" office:value="0.0497789" calcext:value-type="float">
            <text:p>0,0497789</text:p>
          </table:table-cell>
          <table:table-cell office:value-type="float" office:value="0.237886" calcext:value-type="float">
            <text:p>0,237886</text:p>
          </table:table-cell>
          <table:table-cell office:value-type="float" office:value="0.771072" calcext:value-type="float">
            <text:p>0,771072</text:p>
          </table:table-cell>
          <table:table-cell office:value-type="float" office:value="3.372764" calcext:value-type="float">
            <text:p>3,3727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31:42.168188104</meta:creation-date>
    <dc:date>2021-12-12T18:54:19.096647782</dc:date>
    <meta:editing-duration>PT10M11S</meta:editing-duration>
    <meta:editing-cycles>2</meta:editing-cycles>
    <meta:generator>LibreOffice/6.4.7.2$Linux_X86_64 LibreOffice_project/40$Build-2</meta:generator>
    <meta:document-statistic meta:table-count="1" meta:cell-count="14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616cm" svg:height="13.076cm" xlink:href=".." xlink:type="simple" chart:class="chart:bar" chart:style-name="ch1">
        <chart:legend chart:legend-position="end" svg:x="21.877cm" svg:y="4.247cm" style:legend-expansion="high" chart:style-name="ch2"/>
        <chart:plot-area chart:style-name="ch3" table:cell-range-address="Sheet1.A59:Sheet1.J61" chart:data-source-has-labels="both" svg:x="1.475cm" svg:y="0.814cm" svg:width="17.423cm" svg:height="10.741cm">
          <chartooo:coordinate-region svg:x="2.282cm" svg:y="1.013cm" svg:width="16.616cm" svg:height="9.895cm"/>
          <chart:axis chart:dimension="x" chart:name="primary-x" chart:style-name="ch4" chartooo:axis-type="auto">
            <chartooo:date-scale/>
            <chart:title svg:x="8.885cm" svg:y="11.816cm" chart:style-name="ch5">
              <text:p>array dimensions</text:p>
            </chart:title>
            <chart:categories table:cell-range-address="Sheet1.A60:Sheet1.A61"/>
          </chart:axis>
          <chart:axis chart:dimension="y" chart:name="primary-y" chart:style-name="ch6">
            <chart:title svg:x="0.423cm" svg:y="6.546cm" chart:style-name="ch7">
              <text:p>time</text:p>
            </chart:title>
            <chart:grid chart:style-name="ch8" chart:class="major"/>
          </chart:axis>
          <chart:series chart:style-name="ch9" chart:values-cell-range-address="Sheet1.B60:Sheet1.B61" chart:label-cell-address="Sheet1.B59:Sheet1.B59" chart:class="chart:bar">
            <chart:data-point chart:repeated="2"/>
          </chart:series>
          <chart:series chart:style-name="ch10" chart:values-cell-range-address="Sheet1.C60:Sheet1.C61" chart:label-cell-address="Sheet1.C59:Sheet1.C59" chart:class="chart:bar">
            <chart:data-point chart:repeated="2"/>
          </chart:series>
          <chart:series chart:style-name="ch11" chart:values-cell-range-address="Sheet1.D60:Sheet1.D61" chart:label-cell-address="Sheet1.D59:Sheet1.D59" chart:class="chart:bar">
            <chart:data-point chart:repeated="2"/>
          </chart:series>
          <chart:series chart:style-name="ch12" chart:values-cell-range-address="Sheet1.E60:Sheet1.E61" chart:label-cell-address="Sheet1.E59:Sheet1.E59" chart:class="chart:bar">
            <chart:data-point chart:repeated="2"/>
          </chart:series>
          <chart:series chart:style-name="ch13" chart:values-cell-range-address="Sheet1.F60:Sheet1.F61" chart:label-cell-address="Sheet1.F59:Sheet1.F59" chart:class="chart:bar">
            <chart:data-point chart:repeated="2"/>
          </chart:series>
          <chart:series chart:style-name="ch14" chart:values-cell-range-address="Sheet1.G60:Sheet1.G61" chart:label-cell-address="Sheet1.G59:Sheet1.G59" chart:class="chart:bar">
            <chart:data-point chart:repeated="2"/>
          </chart:series>
          <chart:series chart:style-name="ch15" chart:values-cell-range-address="Sheet1.H60:Sheet1.H61" chart:label-cell-address="Sheet1.H59:Sheet1.H59" chart:class="chart:bar">
            <chart:data-point chart:repeated="2"/>
          </chart:series>
          <chart:series chart:style-name="ch16" chart:values-cell-range-address="Sheet1.I60:Sheet1.I61" chart:label-cell-address="Sheet1.I59:Sheet1.I59" chart:class="chart:bar">
            <chart:data-point chart:repeated="2"/>
          </chart:series>
          <chart:series chart:style-name="ch17" chart:values-cell-range-address="Sheet1.J60:Sheet1.J61" chart:label-cell-address="Sheet1.J59:Sheet1.J59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*64</text:p>
                <draw:g>
                  <svg:desc>Sheet1.B59:Sheet1.B59</svg:desc>
                </draw:g>
              </table:table-cell>
              <table:table-cell office:value-type="string">
                <text:p>128*128</text:p>
                <draw:g>
                  <svg:desc>Sheet1.C59:Sheet1.C59</svg:desc>
                </draw:g>
              </table:table-cell>
              <table:table-cell office:value-type="string">
                <text:p>256*256</text:p>
                <draw:g>
                  <svg:desc>Sheet1.D59:Sheet1.D59</svg:desc>
                </draw:g>
              </table:table-cell>
              <table:table-cell office:value-type="string">
                <text:p>512*512</text:p>
                <draw:g>
                  <svg:desc>Sheet1.E59:Sheet1.E59</svg:desc>
                </draw:g>
              </table:table-cell>
              <table:table-cell office:value-type="string">
                <text:p>1024*1024</text:p>
                <draw:g>
                  <svg:desc>Sheet1.F59:Sheet1.F59</svg:desc>
                </draw:g>
              </table:table-cell>
              <table:table-cell office:value-type="string">
                <text:p>2048*2048</text:p>
                <draw:g>
                  <svg:desc>Sheet1.G59:Sheet1.G59</svg:desc>
                </draw:g>
              </table:table-cell>
              <table:table-cell office:value-type="string">
                <text:p>4096*4096</text:p>
                <draw:g>
                  <svg:desc>Sheet1.H59:Sheet1.H59</svg:desc>
                </draw:g>
              </table:table-cell>
              <table:table-cell office:value-type="string">
                <text:p>8192*8192</text:p>
                <draw:g>
                  <svg:desc>Sheet1.I59:Sheet1.I59</svg:desc>
                </draw:g>
              </table:table-cell>
              <table:table-cell office:value-type="string">
                <text:p>16384*16384</text:p>
                <draw:g>
                  <svg:desc>Sheet1.J59:Sheet1.J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60:Sheet1.A61</svg:desc>
                </draw:g>
              </table:table-cell>
              <table:table-cell office:value-type="float" office:value="0.001669">
                <text:p>0.001669</text:p>
                <draw:g>
                  <svg:desc>Sheet1.B60:Sheet1.B61</svg:desc>
                </draw:g>
              </table:table-cell>
              <table:table-cell office:value-type="float" office:value="0.006333">
                <text:p>0.006333</text:p>
                <draw:g>
                  <svg:desc>Sheet1.C60:Sheet1.C61</svg:desc>
                </draw:g>
              </table:table-cell>
              <table:table-cell office:value-type="float" office:value="0.025935">
                <text:p>0.025935</text:p>
                <draw:g>
                  <svg:desc>Sheet1.D60:Sheet1.D61</svg:desc>
                </draw:g>
              </table:table-cell>
              <table:table-cell office:value-type="float" office:value="0.101342">
                <text:p>0.101342</text:p>
                <draw:g>
                  <svg:desc>Sheet1.E60:Sheet1.E61</svg:desc>
                </draw:g>
              </table:table-cell>
              <table:table-cell office:value-type="float" office:value="0.525804">
                <text:p>0.525804</text:p>
                <draw:g>
                  <svg:desc>Sheet1.F60:Sheet1.F61</svg:desc>
                </draw:g>
              </table:table-cell>
              <table:table-cell office:value-type="float" office:value="2.299132">
                <text:p>2.299132</text:p>
                <draw:g>
                  <svg:desc>Sheet1.G60:Sheet1.G61</svg:desc>
                </draw:g>
              </table:table-cell>
              <table:table-cell office:value-type="float" office:value="9.259317">
                <text:p>9.259317</text:p>
                <draw:g>
                  <svg:desc>Sheet1.H60:Sheet1.H61</svg:desc>
                </draw:g>
              </table:table-cell>
              <table:table-cell office:value-type="float" office:value="37.123508">
                <text:p>37.123508</text:p>
                <draw:g>
                  <svg:desc>Sheet1.I60:Sheet1.I61</svg:desc>
                </draw:g>
              </table:table-cell>
              <table:table-cell office:value-type="float" office:value="148.475357">
                <text:p>148.475357</text:p>
                <draw:g>
                  <svg:desc>Sheet1.J60:Sheet1.J61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0.00037">
                <text:p>0.00037</text:p>
              </table:table-cell>
              <table:table-cell office:value-type="float" office:value="0.000761">
                <text:p>0.000761</text:p>
              </table:table-cell>
              <table:table-cell office:value-type="float" office:value="0.002247">
                <text:p>0.002247</text:p>
              </table:table-cell>
              <table:table-cell office:value-type="float" office:value="0.007564">
                <text:p>0.007564</text:p>
              </table:table-cell>
              <table:table-cell office:value-type="float" office:value="0.026798">
                <text:p>0.026798</text:p>
              </table:table-cell>
              <table:table-cell office:value-type="float" office:value="0.10247">
                <text:p>0.10247</text:p>
              </table:table-cell>
              <table:table-cell office:value-type="float" office:value="0.38063">
                <text:p>0.38063</text:p>
              </table:table-cell>
              <table:table-cell office:value-type="float" office:value="1.28787">
                <text:p>1.28787</text:p>
              </table:table-cell>
              <table:table-cell office:value-type="float" office:value="6.173362">
                <text:p>6.173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04cm" svg:height="15.772cm" xlink:href=".." xlink:type="simple" chart:class="chart:bar" chart:style-name="ch1">
        <chart:legend chart:legend-position="end" svg:x="25.301cm" svg:y="5.844cm" style:legend-expansion="high" chart:style-name="ch2"/>
        <chart:plot-area chart:style-name="ch3" table:cell-range-address="Sheet1.A1:Sheet1.J3" chart:data-source-has-labels="both" svg:x="1.571cm" svg:y="0.315cm" svg:width="23.17cm" svg:height="14.161cm">
          <chartooo:coordinate-region svg:x="2.378cm" svg:y="0.515cm" svg:width="22.363cm" svg:height="12.916cm"/>
          <chart:axis chart:dimension="x" chart:name="primary-x" chart:style-name="ch4" chartooo:axis-type="auto">
            <chartooo:date-scale/>
            <chart:title svg:x="11.855cm" svg:y="14.791cm" chart:style-name="ch5">
              <text:p>array dimensions</text:p>
            </chart:title>
            <chart:categories table:cell-range-address="Sheet1.A2:Sheet1.B3"/>
          </chart:axis>
          <chart:axis chart:dimension="y" chart:name="primary-y" chart:style-name="ch6">
            <chart:title svg:x="0.451cm" svg:y="7.757cm" chart:style-name="ch7">
              <text:p>time</text:p>
            </chart:title>
            <chart:grid chart:style-name="ch8" chart:class="major"/>
          </chart:axis>
          <chart:series chart:style-name="ch9" chart:values-cell-range-address="Sheet1.C2:Sheet1.C3" chart:label-cell-address="Sheet1.C1:Sheet1.C1" chart:class="chart:bar">
            <chart:data-point chart:repeated="2"/>
          </chart:series>
          <chart:series chart:style-name="ch10" chart:values-cell-range-address="Sheet1.D2:Sheet1.D3" chart:label-cell-address="Sheet1.D1:Sheet1.D1" chart:class="chart:bar">
            <chart:data-point chart:repeated="2"/>
          </chart:series>
          <chart:series chart:style-name="ch11" chart:values-cell-range-address="Sheet1.E2:Sheet1.E3" chart:label-cell-address="Sheet1.E1:Sheet1.E1" chart:class="chart:bar">
            <chart:data-point chart:repeated="2"/>
          </chart:series>
          <chart:series chart:style-name="ch12" chart:values-cell-range-address="Sheet1.F2:Sheet1.F3" chart:label-cell-address="Sheet1.F1:Sheet1.F1" chart:class="chart:bar">
            <chart:data-point chart:repeated="2"/>
          </chart:series>
          <chart:series chart:style-name="ch13" chart:values-cell-range-address="Sheet1.G2:Sheet1.G3" chart:label-cell-address="Sheet1.G1:Sheet1.G1" chart:class="chart:bar">
            <chart:data-point chart:repeated="2"/>
          </chart:series>
          <chart:series chart:style-name="ch14" chart:values-cell-range-address="Sheet1.H2:Sheet1.H3" chart:label-cell-address="Sheet1.H1:Sheet1.H1" chart:class="chart:bar">
            <chart:data-point chart:repeated="2"/>
          </chart:series>
          <chart:series chart:style-name="ch15" chart:values-cell-range-address="Sheet1.I2:Sheet1.I3" chart:label-cell-address="Sheet1.I1:Sheet1.I1" chart:class="chart:bar">
            <chart:data-point chart:repeated="2"/>
          </chart:series>
          <chart:series chart:style-name="ch16" chart:values-cell-range-address="Sheet1.J2:Sheet1.J3" chart:label-cell-address="Sheet1.J1:Sheet1.J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*128</text:p>
                <draw:g>
                  <svg:desc>Sheet1.C1:Sheet1.C1</svg:desc>
                </draw:g>
              </table:table-cell>
              <table:table-cell office:value-type="string">
                <text:p>256*256</text:p>
                <draw:g>
                  <svg:desc>Sheet1.D1:Sheet1.D1</svg:desc>
                </draw:g>
              </table:table-cell>
              <table:table-cell office:value-type="string">
                <text:p>512*512</text:p>
                <draw:g>
                  <svg:desc>Sheet1.E1:Sheet1.E1</svg:desc>
                </draw:g>
              </table:table-cell>
              <table:table-cell office:value-type="string">
                <text:p>1024*1024</text:p>
                <draw:g>
                  <svg:desc>Sheet1.F1:Sheet1.F1</svg:desc>
                </draw:g>
              </table:table-cell>
              <table:table-cell office:value-type="string">
                <text:p>2048*2048</text:p>
                <draw:g>
                  <svg:desc>Sheet1.G1:Sheet1.G1</svg:desc>
                </draw:g>
              </table:table-cell>
              <table:table-cell office:value-type="string">
                <text:p>4096*4096</text:p>
                <draw:g>
                  <svg:desc>Sheet1.H1:Sheet1.H1</svg:desc>
                </draw:g>
              </table:table-cell>
              <table:table-cell office:value-type="string">
                <text:p>8192*8192</text:p>
                <draw:g>
                  <svg:desc>Sheet1.I1:Sheet1.I1</svg:desc>
                </draw:g>
              </table:table-cell>
              <table:table-cell office:value-type="string">
                <text:p>16384*16384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0.001516</text:p>
                <text:list>
                  <text:list-item>
                    <text:p>CPU</text:p>
                  </text:list-item>
                  <text:list-item>
                    <text:p>0.001516</text:p>
                  </text:list-item>
                </text:list>
                <draw:g>
                  <svg:desc>Sheet1.A2:Sheet1.B3</svg:desc>
                </draw:g>
              </table:table-cell>
              <table:table-cell office:value-type="float" office:value="NaN">
                <text:p>NaN</text:p>
                <draw:g>
                  <svg:desc>Sheet1.C2:Sheet1.C3</svg:desc>
                </draw:g>
              </table:table-cell>
              <table:table-cell office:value-type="float" office:value="0.024969">
                <text:p>0.024969</text:p>
                <draw:g>
                  <svg:desc>Sheet1.D2:Sheet1.D3</svg:desc>
                </draw:g>
              </table:table-cell>
              <table:table-cell office:value-type="float" office:value="0.102394">
                <text:p>0.102394</text:p>
                <draw:g>
                  <svg:desc>Sheet1.E2:Sheet1.E3</svg:desc>
                </draw:g>
              </table:table-cell>
              <table:table-cell office:value-type="float" office:value="0.42754">
                <text:p>0.42754</text:p>
                <draw:g>
                  <svg:desc>Sheet1.F2:Sheet1.F3</svg:desc>
                </draw:g>
              </table:table-cell>
              <table:table-cell office:value-type="float" office:value="2.095056">
                <text:p>2.095056</text:p>
                <draw:g>
                  <svg:desc>Sheet1.G2:Sheet1.G3</svg:desc>
                </draw:g>
              </table:table-cell>
              <table:table-cell office:value-type="float" office:value="9.020222">
                <text:p>9.020222</text:p>
                <draw:g>
                  <svg:desc>Sheet1.H2:Sheet1.H3</svg:desc>
                </draw:g>
              </table:table-cell>
              <table:table-cell office:value-type="float" office:value="35.850395">
                <text:p>35.850395</text:p>
                <draw:g>
                  <svg:desc>Sheet1.I2:Sheet1.I3</svg:desc>
                </draw:g>
              </table:table-cell>
              <table:table-cell office:value-type="float" office:value="145.104736">
                <text:p>145.104736</text:p>
                <draw:g>
                  <svg:desc>Sheet1.J2:Sheet1.J3</svg:desc>
                </draw:g>
              </table:table-cell>
            </table:table-row>
            <table:table-row>
              <table:table-cell office:value-type="string">
                <text:p>GPU 0.000276</text:p>
                <text:list>
                  <text:list-item>
                    <text:p>GPU</text:p>
                  </text:list-item>
                  <text:list-item>
                    <text:p>0.000276</text:p>
                  </text:list-item>
                </text:list>
              </table:table-cell>
              <table:table-cell office:value-type="float" office:value="0.000528">
                <text:p>0.000528</text:p>
              </table:table-cell>
              <table:table-cell office:value-type="float" office:value="0.001386">
                <text:p>0.001386</text:p>
              </table:table-cell>
              <table:table-cell office:value-type="float" office:value="0.004889">
                <text:p>0.004889</text:p>
              </table:table-cell>
              <table:table-cell office:value-type="float" office:value="0.017467">
                <text:p>0.017467</text:p>
              </table:table-cell>
              <table:table-cell office:value-type="float" office:value="0.065597">
                <text:p>0.065597</text:p>
              </table:table-cell>
              <table:table-cell office:value-type="float" office:value="0.256071">
                <text:p>0.256071</text:p>
              </table:table-cell>
              <table:table-cell office:value-type="float" office:value="0.889197">
                <text:p>0.889197</text:p>
              </table:table-cell>
              <table:table-cell office:value-type="float" office:value="3.420539">
                <text:p>3.4205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407cm" svg:height="16.514cm" xlink:href=".." xlink:type="simple" chart:class="chart:bar" chart:style-name="ch1">
        <chart:legend chart:legend-position="end" svg:x="26.668cm" svg:y="5.966cm" style:legend-expansion="high" chart:style-name="ch2"/>
        <chart:plot-area chart:style-name="ch3" table:cell-range-address="Sheet1.A1:Sheet1.J3 Sheet1.A59:Sheet1.J61" chart:data-source-has-labels="both" svg:x="1.261cm" svg:y="0.449cm" svg:width="22.516cm" svg:height="15.143cm">
          <chartooo:coordinate-region svg:x="2.068cm" svg:y="0.648cm" svg:width="21.709cm" svg:height="14.297cm"/>
          <chart:axis chart:dimension="x" chart:name="primary-x" chart:style-name="ch4" chartooo:axis-type="auto">
            <chartooo:date-scale/>
            <chart:categories table:cell-range-address="Sheet1.A2:Sheet1.A3 Sheet1.A59:Sheet1.A61"/>
          </chart:axis>
          <chart:axis chart:dimension="y" chart:name="primary-y" chart:style-name="ch5">
            <chart:title svg:x="0.113cm" svg:y="8.382cm" chart:style-name="ch6">
              <text:p>time</text:p>
            </chart:title>
            <chart:grid chart:style-name="ch7" chart:class="major"/>
          </chart:axis>
          <chart:series chart:style-name="ch8" chart:values-cell-range-address="Sheet1.B2:Sheet1.B3 Sheet1.B59:Sheet1.B61" chart:label-cell-address="Sheet1.B1:Sheet1.B1" chart:class="chart:bar">
            <chart:data-point chart:repeated="5"/>
          </chart:series>
          <chart:series chart:style-name="ch9" chart:values-cell-range-address="Sheet1.C2:Sheet1.C3 Sheet1.C59:Sheet1.C61" chart:label-cell-address="Sheet1.C1:Sheet1.C1" chart:class="chart:bar">
            <chart:data-point chart:repeated="5"/>
          </chart:series>
          <chart:series chart:style-name="ch10" chart:values-cell-range-address="Sheet1.D2:Sheet1.D3 Sheet1.D59:Sheet1.D61" chart:label-cell-address="Sheet1.D1:Sheet1.D1" chart:class="chart:bar">
            <chart:data-point chart:repeated="5"/>
          </chart:series>
          <chart:series chart:style-name="ch11" chart:values-cell-range-address="Sheet1.E2:Sheet1.E3 Sheet1.E59:Sheet1.E61" chart:label-cell-address="Sheet1.E1:Sheet1.E1" chart:class="chart:bar">
            <chart:data-point chart:repeated="5"/>
          </chart:series>
          <chart:series chart:style-name="ch12" chart:values-cell-range-address="Sheet1.F2:Sheet1.F3 Sheet1.F59:Sheet1.F61" chart:label-cell-address="Sheet1.F1:Sheet1.F1" chart:class="chart:bar">
            <chart:data-point chart:repeated="5"/>
          </chart:series>
          <chart:series chart:style-name="ch13" chart:values-cell-range-address="Sheet1.G2:Sheet1.G3 Sheet1.G59:Sheet1.G61" chart:label-cell-address="Sheet1.G1:Sheet1.G1" chart:class="chart:bar">
            <chart:data-point chart:repeated="5"/>
          </chart:series>
          <chart:series chart:style-name="ch14" chart:values-cell-range-address="Sheet1.H2:Sheet1.H3 Sheet1.H59:Sheet1.H61" chart:label-cell-address="Sheet1.H1:Sheet1.H1" chart:class="chart:bar">
            <chart:data-point chart:repeated="5"/>
          </chart:series>
          <chart:series chart:style-name="ch15" chart:values-cell-range-address="Sheet1.I2:Sheet1.I3 Sheet1.I59:Sheet1.I61" chart:label-cell-address="Sheet1.I1:Sheet1.I1" chart:class="chart:bar">
            <chart:data-point chart:repeated="5"/>
          </chart:series>
          <chart:series chart:style-name="ch16" chart:values-cell-range-address="Sheet1.J2:Sheet1.J3 Sheet1.J59:Sheet1.J61" chart:label-cell-address="Sheet1.J1:Sheet1.J1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*64</text:p>
                <draw:g>
                  <svg:desc>Sheet1.B1:Sheet1.B1</svg:desc>
                </draw:g>
              </table:table-cell>
              <table:table-cell office:value-type="string">
                <text:p>128*128</text:p>
                <draw:g>
                  <svg:desc>Sheet1.C1:Sheet1.C1</svg:desc>
                </draw:g>
              </table:table-cell>
              <table:table-cell office:value-type="string">
                <text:p>256*256</text:p>
                <draw:g>
                  <svg:desc>Sheet1.D1:Sheet1.D1</svg:desc>
                </draw:g>
              </table:table-cell>
              <table:table-cell office:value-type="string">
                <text:p>512*512</text:p>
                <draw:g>
                  <svg:desc>Sheet1.E1:Sheet1.E1</svg:desc>
                </draw:g>
              </table:table-cell>
              <table:table-cell office:value-type="string">
                <text:p>1024*1024</text:p>
                <draw:g>
                  <svg:desc>Sheet1.F1:Sheet1.F1</svg:desc>
                </draw:g>
              </table:table-cell>
              <table:table-cell office:value-type="string">
                <text:p>2048*2048</text:p>
                <draw:g>
                  <svg:desc>Sheet1.G1:Sheet1.G1</svg:desc>
                </draw:g>
              </table:table-cell>
              <table:table-cell office:value-type="string">
                <text:p>4096*4096</text:p>
                <draw:g>
                  <svg:desc>Sheet1.H1:Sheet1.H1</svg:desc>
                </draw:g>
              </table:table-cell>
              <table:table-cell office:value-type="string">
                <text:p>8192*8192</text:p>
                <draw:g>
                  <svg:desc>Sheet1.I1:Sheet1.I1</svg:desc>
                </draw:g>
              </table:table-cell>
              <table:table-cell office:value-type="string">
                <text:p>16384*16384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2:Sheet1.A3 Sheet1.A59:Sheet1.A61</svg:desc>
                </draw:g>
              </table:table-cell>
              <table:table-cell office:value-type="float" office:value="NaN">
                <text:p>NaN</text:p>
                <draw:g>
                  <svg:desc>Sheet1.B2:Sheet1.B3 Sheet1.B59:Sheet1.B61</svg:desc>
                </draw:g>
              </table:table-cell>
              <table:table-cell office:value-type="float" office:value="NaN">
                <text:p>NaN</text:p>
                <draw:g>
                  <svg:desc>Sheet1.C2:Sheet1.C3 Sheet1.C59:Sheet1.C61</svg:desc>
                </draw:g>
              </table:table-cell>
              <table:table-cell office:value-type="float" office:value="0.024969">
                <text:p>0.024969</text:p>
                <draw:g>
                  <svg:desc>Sheet1.D2:Sheet1.D3 Sheet1.D59:Sheet1.D61</svg:desc>
                </draw:g>
              </table:table-cell>
              <table:table-cell office:value-type="float" office:value="0.102394">
                <text:p>0.102394</text:p>
                <draw:g>
                  <svg:desc>Sheet1.E2:Sheet1.E3 Sheet1.E59:Sheet1.E61</svg:desc>
                </draw:g>
              </table:table-cell>
              <table:table-cell office:value-type="float" office:value="0.42754">
                <text:p>0.42754</text:p>
                <draw:g>
                  <svg:desc>Sheet1.F2:Sheet1.F3 Sheet1.F59:Sheet1.F61</svg:desc>
                </draw:g>
              </table:table-cell>
              <table:table-cell office:value-type="float" office:value="2.095056">
                <text:p>2.095056</text:p>
                <draw:g>
                  <svg:desc>Sheet1.G2:Sheet1.G3 Sheet1.G59:Sheet1.G61</svg:desc>
                </draw:g>
              </table:table-cell>
              <table:table-cell office:value-type="float" office:value="9.020222">
                <text:p>9.020222</text:p>
                <draw:g>
                  <svg:desc>Sheet1.H2:Sheet1.H3 Sheet1.H59:Sheet1.H61</svg:desc>
                </draw:g>
              </table:table-cell>
              <table:table-cell office:value-type="float" office:value="35.850395">
                <text:p>35.850395</text:p>
                <draw:g>
                  <svg:desc>Sheet1.I2:Sheet1.I3 Sheet1.I59:Sheet1.I61</svg:desc>
                </draw:g>
              </table:table-cell>
              <table:table-cell office:value-type="float" office:value="145.104736">
                <text:p>145.104736</text:p>
                <draw:g>
                  <svg:desc>Sheet1.J2:Sheet1.J3 Sheet1.J59:Sheet1.J61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NaN">
                <text:p>NaN</text:p>
              </table:table-cell>
              <table:table-cell office:value-type="float" office:value="0.000528">
                <text:p>0.000528</text:p>
              </table:table-cell>
              <table:table-cell office:value-type="float" office:value="0.001386">
                <text:p>0.001386</text:p>
              </table:table-cell>
              <table:table-cell office:value-type="float" office:value="0.004889">
                <text:p>0.004889</text:p>
              </table:table-cell>
              <table:table-cell office:value-type="float" office:value="0.017467">
                <text:p>0.017467</text:p>
              </table:table-cell>
              <table:table-cell office:value-type="float" office:value="0.065597">
                <text:p>0.065597</text:p>
              </table:table-cell>
              <table:table-cell office:value-type="float" office:value="0.256071">
                <text:p>0.256071</text:p>
              </table:table-cell>
              <table:table-cell office:value-type="float" office:value="0.889197">
                <text:p>0.889197</text:p>
              </table:table-cell>
              <table:table-cell office:value-type="float" office:value="3.420539">
                <text:p>3.420539</text:p>
              </table:table-cell>
            </table:table-row>
            <table:table-row>
              <table:table-cell office:value-type="string">
                <text:p>array dimension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0.001669">
                <text:p>0.001669</text:p>
              </table:table-cell>
              <table:table-cell office:value-type="float" office:value="0.006333">
                <text:p>0.006333</text:p>
              </table:table-cell>
              <table:table-cell office:value-type="float" office:value="0.025935">
                <text:p>0.025935</text:p>
              </table:table-cell>
              <table:table-cell office:value-type="float" office:value="0.101342">
                <text:p>0.101342</text:p>
              </table:table-cell>
              <table:table-cell office:value-type="float" office:value="0.525804">
                <text:p>0.525804</text:p>
              </table:table-cell>
              <table:table-cell office:value-type="float" office:value="2.299132">
                <text:p>2.299132</text:p>
              </table:table-cell>
              <table:table-cell office:value-type="float" office:value="9.259317">
                <text:p>9.259317</text:p>
              </table:table-cell>
              <table:table-cell office:value-type="float" office:value="37.123508">
                <text:p>37.123508</text:p>
              </table:table-cell>
              <table:table-cell office:value-type="float" office:value="148.475357">
                <text:p>148.475357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0.00037">
                <text:p>0.00037</text:p>
              </table:table-cell>
              <table:table-cell office:value-type="float" office:value="0.000761">
                <text:p>0.000761</text:p>
              </table:table-cell>
              <table:table-cell office:value-type="float" office:value="0.002247">
                <text:p>0.002247</text:p>
              </table:table-cell>
              <table:table-cell office:value-type="float" office:value="0.007564">
                <text:p>0.007564</text:p>
              </table:table-cell>
              <table:table-cell office:value-type="float" office:value="0.026798">
                <text:p>0.026798</text:p>
              </table:table-cell>
              <table:table-cell office:value-type="float" office:value="0.10247">
                <text:p>0.10247</text:p>
              </table:table-cell>
              <table:table-cell office:value-type="float" office:value="0.38063">
                <text:p>0.38063</text:p>
              </table:table-cell>
              <table:table-cell office:value-type="float" office:value="1.28787">
                <text:p>1.28787</text:p>
              </table:table-cell>
              <table:table-cell office:value-type="float" office:value="6.173362">
                <text:p>6.173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303cm" svg:height="12.36cm" xlink:href=".." xlink:type="simple" chart:class="chart:bar" chart:style-name="ch1">
        <chart:legend chart:legend-position="end" svg:x="19.564cm" svg:y="3.889cm" style:legend-expansion="high" chart:style-name="ch2"/>
        <chart:plot-area chart:style-name="ch3" table:cell-range-address="Sheet1.A137:Sheet1.J139" chart:data-source-has-labels="both" svg:x="1.457cm" svg:y="0.247cm" svg:width="17.661cm" svg:height="10.885cm">
          <chartooo:coordinate-region svg:x="2.264cm" svg:y="0.446cm" svg:width="16.854cm" svg:height="10.039cm"/>
          <chart:axis chart:dimension="x" chart:name="primary-x" chart:style-name="ch4" chartooo:axis-type="auto">
            <chartooo:date-scale/>
            <chart:title svg:x="8.986cm" svg:y="11.379cm" chart:style-name="ch5">
              <text:p>array dimensions</text:p>
            </chart:title>
            <chart:categories table:cell-range-address="Sheet1.A138:Sheet1.A139"/>
          </chart:axis>
          <chart:axis chart:dimension="y" chart:name="primary-y" chart:style-name="ch6">
            <chart:title svg:x="0.451cm" svg:y="6.051cm" chart:style-name="ch7">
              <text:p>time</text:p>
            </chart:title>
            <chart:grid chart:style-name="ch8" chart:class="major"/>
          </chart:axis>
          <chart:series chart:style-name="ch9" chart:values-cell-range-address="Sheet1.B138:Sheet1.B139" chart:label-cell-address="Sheet1.B137:Sheet1.B137" chart:class="chart:bar">
            <chart:data-point chart:repeated="2"/>
          </chart:series>
          <chart:series chart:style-name="ch10" chart:values-cell-range-address="Sheet1.C138:Sheet1.C139" chart:label-cell-address="Sheet1.C137:Sheet1.C137" chart:class="chart:bar">
            <chart:data-point chart:repeated="2"/>
          </chart:series>
          <chart:series chart:style-name="ch11" chart:values-cell-range-address="Sheet1.D138:Sheet1.D139" chart:label-cell-address="Sheet1.D137:Sheet1.D137" chart:class="chart:bar">
            <chart:data-point chart:repeated="2"/>
          </chart:series>
          <chart:series chart:style-name="ch12" chart:values-cell-range-address="Sheet1.E138:Sheet1.E139" chart:label-cell-address="Sheet1.E137:Sheet1.E137" chart:class="chart:bar">
            <chart:data-point chart:repeated="2"/>
          </chart:series>
          <chart:series chart:style-name="ch13" chart:values-cell-range-address="Sheet1.F138:Sheet1.F139" chart:label-cell-address="Sheet1.F137:Sheet1.F137" chart:class="chart:bar">
            <chart:data-point chart:repeated="2"/>
          </chart:series>
          <chart:series chart:style-name="ch14" chart:values-cell-range-address="Sheet1.G138:Sheet1.G139" chart:label-cell-address="Sheet1.G137:Sheet1.G137" chart:class="chart:bar">
            <chart:data-point chart:repeated="2"/>
          </chart:series>
          <chart:series chart:style-name="ch15" chart:values-cell-range-address="Sheet1.H138:Sheet1.H139" chart:label-cell-address="Sheet1.H137:Sheet1.H137" chart:class="chart:bar">
            <chart:data-point chart:repeated="2"/>
          </chart:series>
          <chart:series chart:style-name="ch16" chart:values-cell-range-address="Sheet1.I138:Sheet1.I139" chart:label-cell-address="Sheet1.I137:Sheet1.I137" chart:class="chart:bar">
            <chart:data-point chart:repeated="2"/>
          </chart:series>
          <chart:series chart:style-name="ch17" chart:values-cell-range-address="Sheet1.J138:Sheet1.J139" chart:label-cell-address="Sheet1.J137:Sheet1.J137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*64</text:p>
                <draw:g>
                  <svg:desc>Sheet1.B137:Sheet1.B137</svg:desc>
                </draw:g>
              </table:table-cell>
              <table:table-cell office:value-type="string">
                <text:p>128*128</text:p>
                <draw:g>
                  <svg:desc>Sheet1.C137:Sheet1.C137</svg:desc>
                </draw:g>
              </table:table-cell>
              <table:table-cell office:value-type="string">
                <text:p>256*256</text:p>
                <draw:g>
                  <svg:desc>Sheet1.D137:Sheet1.D137</svg:desc>
                </draw:g>
              </table:table-cell>
              <table:table-cell office:value-type="string">
                <text:p>512*512</text:p>
                <draw:g>
                  <svg:desc>Sheet1.E137:Sheet1.E137</svg:desc>
                </draw:g>
              </table:table-cell>
              <table:table-cell office:value-type="string">
                <text:p>1024*1024</text:p>
                <draw:g>
                  <svg:desc>Sheet1.F137:Sheet1.F137</svg:desc>
                </draw:g>
              </table:table-cell>
              <table:table-cell office:value-type="string">
                <text:p>2048*2048</text:p>
                <draw:g>
                  <svg:desc>Sheet1.G137:Sheet1.G137</svg:desc>
                </draw:g>
              </table:table-cell>
              <table:table-cell office:value-type="string">
                <text:p>4096*4096</text:p>
                <draw:g>
                  <svg:desc>Sheet1.H137:Sheet1.H137</svg:desc>
                </draw:g>
              </table:table-cell>
              <table:table-cell office:value-type="string">
                <text:p>8192*8192</text:p>
                <draw:g>
                  <svg:desc>Sheet1.I137:Sheet1.I137</svg:desc>
                </draw:g>
              </table:table-cell>
              <table:table-cell office:value-type="string">
                <text:p>16384*16384</text:p>
                <draw:g>
                  <svg:desc>Sheet1.J137:Sheet1.J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138:Sheet1.A139</svg:desc>
                </draw:g>
              </table:table-cell>
              <table:table-cell office:value-type="float" office:value="0.001165">
                <text:p>0.001165</text:p>
                <draw:g>
                  <svg:desc>Sheet1.B138:Sheet1.B139</svg:desc>
                </draw:g>
              </table:table-cell>
              <table:table-cell office:value-type="float" office:value="0.005382">
                <text:p>0.005382</text:p>
                <draw:g>
                  <svg:desc>Sheet1.C138:Sheet1.C139</svg:desc>
                </draw:g>
              </table:table-cell>
              <table:table-cell office:value-type="float" office:value="0.022996">
                <text:p>0.022996</text:p>
                <draw:g>
                  <svg:desc>Sheet1.D138:Sheet1.D139</svg:desc>
                </draw:g>
              </table:table-cell>
              <table:table-cell office:value-type="float" office:value="0.099084">
                <text:p>0.099084</text:p>
                <draw:g>
                  <svg:desc>Sheet1.E138:Sheet1.E139</svg:desc>
                </draw:g>
              </table:table-cell>
              <table:table-cell office:value-type="float" office:value="0.411961">
                <text:p>0.411961</text:p>
                <draw:g>
                  <svg:desc>Sheet1.F138:Sheet1.F139</svg:desc>
                </draw:g>
              </table:table-cell>
              <table:table-cell office:value-type="float" office:value="1.712085">
                <text:p>1.712085</text:p>
                <draw:g>
                  <svg:desc>Sheet1.G138:Sheet1.G139</svg:desc>
                </draw:g>
              </table:table-cell>
              <table:table-cell office:value-type="float" office:value="9.075999">
                <text:p>9.075999</text:p>
                <draw:g>
                  <svg:desc>Sheet1.H138:Sheet1.H139</svg:desc>
                </draw:g>
              </table:table-cell>
              <table:table-cell office:value-type="float" office:value="33.89698">
                <text:p>33.89698</text:p>
                <draw:g>
                  <svg:desc>Sheet1.I138:Sheet1.I139</svg:desc>
                </draw:g>
              </table:table-cell>
              <table:table-cell office:value-type="float" office:value="145.707169">
                <text:p>145.707169</text:p>
                <draw:g>
                  <svg:desc>Sheet1.J138:Sheet1.J139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554">
                <text:p>0.000554</text:p>
              </table:table-cell>
              <table:table-cell office:value-type="float" office:value="0.001205">
                <text:p>0.001205</text:p>
              </table:table-cell>
              <table:table-cell office:value-type="float" office:value="0.004042">
                <text:p>0.004042</text:p>
              </table:table-cell>
              <table:table-cell office:value-type="float" office:value="0.012735">
                <text:p>0.012735</text:p>
              </table:table-cell>
              <table:table-cell office:value-type="float" office:value="0.0497789">
                <text:p>0.0497789</text:p>
              </table:table-cell>
              <table:table-cell office:value-type="float" office:value="0.237886">
                <text:p>0.237886</text:p>
              </table:table-cell>
              <table:table-cell office:value-type="float" office:value="0.771072">
                <text:p>0.771072</text:p>
              </table:table-cell>
              <table:table-cell office:value-type="float" office:value="3.372764">
                <text:p>3.3727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